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2.1375in" fo:margin-left="-0.0785in" table:align="left" style:writing-mode="lr-tb"/>
    </style:style>
    <style:style style:name="Table2.A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2569in" fo:margin-left="-0.1285in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7.A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2569in" fo:margin-left="-0.1285in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" style:family="table">
      <style:table-properties style:width="4.7736in" fo:margin-left="1.0174in" table:align="left" style:shadow="none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="none"/>
    </style:style>
    <style:style style:name="Table10.B1" style:family="table-cell">
      <style:table-cell-properties fo:padding="0.0382in" fo:border="none"/>
    </style:style>
    <style:style style:name="Table11" style:family="table">
      <style:table-properties style:width="4.7674in" fo:margin-left="1.0174in" table:align="left" style:shadow="none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1.B1" style:family="table-cell">
      <style:table-cell-properties fo:padding="0.0382in" fo:border="0.0007in solid #e6e6e6"/>
    </style:style>
    <style:style style:name="Table11.A2" style:family="table-cell">
      <style:table-cell-properties fo:padding="0.0382in" fo:border-left="0.0007in solid #e6e6e6" fo:border-right="none" fo:border-top="none" fo:border-bottom="0.0007in solid #e6e6e6"/>
    </style:style>
    <style:style style:name="Table11.B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12" style:family="table">
      <style:table-properties style:width="4.7674in" fo:margin-left="1.0174in" table:align="left" style:shadow="none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7674in" fo:margin-left="1.0174in" table:align="left" style:shadow="none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3.B1" style:family="table-cell">
      <style:table-cell-properties fo:padding="0.0382in" fo:border="0.0007in solid #e6e6e6"/>
    </style:style>
    <style:style style:name="Table13.A2" style:family="table-cell">
      <style:table-cell-properties fo:padding="0.0382in" fo:border-left="0.0007in solid #e6e6e6" fo:border-right="none" fo:border-top="none" fo:border-bottom="0.0007in solid #e6e6e6"/>
    </style:style>
    <style:style style:name="Table13.B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1pt" fo:font-weight="normal" style:font-size-asian="11pt" style:font-weight-asian="normal" style:font-size-complex="11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1" style:family="paragraph" style:parent-style-name="Standard" style:list-style-name="WW8Num3"/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 style:list-style-name="WW8Num3">
      <style:paragraph-properties fo:text-align="justify" style:justify-single-word="false"/>
    </style:style>
    <style:style style:name="P24" style:family="paragraph" style:parent-style-name="Standard" style:list-style-name="WW8Num3">
      <style:paragraph-properties fo:text-align="justify" style:justify-single-word="false"/>
      <style:text-properties fo:font-style="normal" style:font-style-asian="normal" style:font-style-complex="normal"/>
    </style:style>
    <style:style style:name="P25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WW8Num3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WW8Num3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WW8Num3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 style:list-style-name="L7">
      <style:paragraph-properties fo:margin-left="0.9835in" fo:margin-right="0in" fo:text-indent="-0.25in" style:auto-text-indent="false"/>
    </style:style>
    <style:style style:name="P32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</style:style>
    <style:style style:name="P33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P34" style:family="paragraph" style:parent-style-name="Standard">
      <style:paragraph-properties fo:margin-top="0.0598in" fo:margin-bottom="0in" fo:text-align="justify" style:justify-single-word="false"/>
    </style:style>
    <style:style style:name="P35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normal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font-size-asian="11pt" style:font-style-asian="normal" style:font-size-complex="11pt" style:font-style-complex="normal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complex="normal"/>
    </style:style>
    <style:style style:name="T19" style:family="text">
      <style:text-properties fo:font-style="normal"/>
    </style:style>
    <style:style style:name="T20" style:family="text">
      <style:text-properties style:font-style-asian="normal"/>
    </style:style>
    <style:style style:name="T21" style:family="text">
      <style:text-properties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/>
            <text:p text:style-name="P16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2">Identifikační kód projektu </text:span><text:span text:style-name="Footnote_20_Symbol"><text:span text:style-name="T2"><text:note text:id="ftn1" text:note-class="footnote"><text:note-citation>1</text:note-citation><text:note-body><text:p text:style-name="Standard"><text:span text:style-name="T1"><text:s/>O číslo je třeba požádat pracovníka oddělení VaV FI MU (např. e-mailem).</text:span></text:p></text:note-body></text:note></text:span></text:span><text:span text:style-name="T2"> <text:s text:c="37"/></text:span></text:p>
      <text:p text:style-name="P3"/>
      <table:table table:name="Table2" table:style-name="Table2">
        <table:table-column table:style-name="Table2.A" table:number-columns-repeated="12"/>
        <table:table-column table:style-name="Table2.M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M1" office:value-type="string">
            <text:p text:style-name="P4"/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4"><text:span text:style-name="T2">Garant projektu</text:span><text:span text:style-name="Footnote_20_Symbol"><text:span text:style-name="T2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2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4"><text:span text:style-name="T2">Vedoucí projektu</text:span><text:span text:style-name="Footnote_20_Symbol"><text:span text:style-name="T2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2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4"><text:span text:style-name="T2">Název projektu </text:span><text:span text:style-name="T2">česky</text:span></text:p>
          </table:table-cell>
          <table:table-cell table:style-name="Table3.B1" office:value-type="string">
            <text:p text:style-name="P4"/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4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4">Složení studentského řešitelského týmu </text:span><text:span text:style-name="T2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14"><text:span text:style-name="T4">Jan Papoušek</text:span><text:span text:style-name="T9">,</text:span><text:span text:style-name="T5"> </text:span><text:span text:style-name="T9">325494 (xpapous1@fi.muni.cz)</text:span></text:p>
            <text:p text:style-name="P11">Tomáš Vejpustek<text:span text:style-name="T17">, 324713 (xvejpust@fi.muni.cz)</text:span></text:p>
            <text:p text:style-name="P19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4">Anotace projektu česky </text:span><text:span text:style-name="T3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12">Projekt si klade za cíl vytvoření nástroje pro analýzu dynamických systémů modelovaných pomocí obyčejných diferenciálních rovnic. Na rozdíl od existujících nástrojů pro simulaci chování dynamických systémů a monitoring temporálních vlastností nad běhy těchto systémů je zde podstatný aspekt vzniku modulární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3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4">Anotace projektu anglicky </text:span><text:span text:style-name="T3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13"><text:span text:style-name="T18">The goal of this project is a tool for analysis of dynamic systems specified in terms of ordinary differential equations. As a feature distinct from existing tools used for dynamic systems analysisand temporal properties monitoring, our tool will be based on a modular architecture. This should greatly facilitate future optimization and parallelization of individual modules and algorithms employed for analysis, as well as implementation of additional functionality.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92974714" text:style-name="WW8Num3">
              <text:list-item>
                <text:p text:style-name="P23"><text:span text:style-name="T2">Řešená úloha je ověření, za jakých iniciálních podmínek splňuje dynamický systém danou temporální vlastnost. Výchozím bodem je algoritmus prezentovaný v \cite{drazan_master} a dále rozšířen na základě \cite{robustness}. <text:s/>Problém byl rozdělen na podúkoly a jim příslušné moduly:</text:span></text:p>
                <text:list>
                  <text:list-item>
                    <text:p text:style-name="P23"><text:span text:style-name="T2">simulace systému diferenciálních rovnic,</text:span></text:p>
                  </text:list-item>
                  <text:list-item>
                    <text:p text:style-name="P23"><text:span text:style-name="T2">detekce cyklu,</text:span></text:p>
                  </text:list-item>
                  <text:list-item>
                    <text:p text:style-name="P23"><text:span text:style-name="T2">monitoring temporální vlastnosti,</text:span></text:p>
                  </text:list-item>
                  <text:list-item>
                    <text:p text:style-name="P23"><text:span text:style-name="T2">určování vzdálenosti mezi trajektoriemi chování</text:span></text:p>
                  </text:list-item>
                  <text:list-item>
                    <text:p text:style-name="P23"><text:span text:style-name="T2">zahušťování prostoru iniciálních podmínek.</text:span></text:p>
                  </text:list-item>
                </text:list>
                <text:p text:style-name="P32"><text:span text:style-name="T2">Největší pozornost byla do této doby věnována modulům (a) a (c). Ty se jeví být výpočetně nejnáročnější a možný způsob jejich optimalizace byl nastíněn v \cite{papousek_bachelor} a \cite{kovacik_bachelor}. Je možné také navázat na vizuální zadávání temporálních vlastností prezentované v \cite{vejpustek_bachelor}.</text:span></text:p>
                <text:p text:style-name="P33"><text:span text:style-name="T2">Aktuální stav je již nyní možné sledovat na </text:span><text:span text:style-name="T7">https://github.com/sybila/parasim</text:span><text:span text:style-name="T2">.</text:span></text:p>
              </text:list-item>
              <text:list-item text:start-value="2">
                <text:p text:style-name="P23"><text:span text:style-name="T2">Projekt si klade za úkol vytvořit nástroj pro analýzu dynamických systémů pocházejících zejména z oblasti biologie. Projekt je vypracováván v návaznosti na výzkum vedený v Laboratoři systémové biologie (Sybila). Cílem v kontextu laboratoře je vytvořit platformu pro jednoduchou implementaci výsledků výzkumu a jejich přenos do praxe.</text:span></text:p>
                <text:p text:style-name="P35"><text:span text:style-name="T2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span></text:p>
                <text:p text:style-name="P35"><text:span text:style-name="T2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je pravděpodobné, že bude obsahovat editor temporálních vlastností. Klíčovými součástmi grafického rozhraní jsou:</text:span></text:p>
                <text:list>
                  <text:list-item>
                    <text:p text:style-name="P23"><text:span text:style-name="T2">zobrazení výsledků analýzy,</text:span></text:p>
                  </text:list-item>
                  <text:list-item>
                    <text:p text:style-name="P23"><text:span text:style-name="T2">sdružení a správa modelů, vlastností a výsledků.</text:span></text:p>
                  </text:list-item>
                </text:list>
                <text:p text:style-name="P35"><text:span text:style-name="T2">Po úspěšné integraci jednotlivých modulů bude nutné se zaměřit na akceleraci výpočtu. Na základě naměřených dat se rozhodne, zda se bude akcelerovat nějaký z modulů samostatně např. za použití technologie CUDA, nebo zda se výpočet bude spouštět v distribuovaném prostředí např. pomocí frameworku Hadoop.</text:span></text:p>
                <text:p text:style-name="P35"><text:span text:style-name="T2">Aby bylo podpořeno rozšíření mezi potenciální uživatele, bude nástroj umístěn na</text:span><text:span text:style-name="T7"> https://github.com/sybila/parasim</text:span><text:span text:style-name="T2"> a doplněn o uživatelskou dokumantaci a tutoriál. Program bude licencován pod GNU GPL, jejíž volnost by měla podpořit rozšiřování nástroje třetí stranou.</text:span></text:p>
              </text:list-item>
            </text:list>
            <text:p text:style-name="P34"><text:span text:style-name="T2"/></text:p>
            <text:list xml:id="list1554414980" text:continue-numbering="true" text:style-name="WW8Num3">
              <text:list-item>
                <text:p text:style-name="P24"><text:soft-page-break/></text:p>
                <text:list>
                  <text:list-item>
                    <text:p text:style-name="P26"><text:span text:style-name="T2">duben, květen</text:span></text:p>
                    <text:p text:style-name="P23"><text:span text:style-name="T10">Základní pracovní náplní bude integrace a dopisování modulů. Výstupem bude prototyp nástroje spustitelný z příkazového řádku.</text:span></text:p>
                    <text:p text:style-name="P23"><text:span text:style-name="T10"/></text:p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1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1" office:value-type="string">
                  <text:p text:style-name="P1">Tomáš Vejpustek</text:p>
                </table:table-cell>
                <table:table-cell table:style-name="Table10.B1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1593067249" text:continue-numbering="true" text:style-name="WW8Num3">
              <text:list-header>
                <text:p text:style-name="P25"/>
                <text:list>
                  <text:list-item text:start-value="2">
                    <text:p text:style-name="P25"><text:span text:style-name="T2">červen, červenec</text:span></text:p>
                    <text:p text:style-name="P28"><text:span text:style-name="T2">Na základě prototypu proběhne testování a profilování existujících modulů, jejichž výsledky budou shrnuty v technické zprávě. Zároveň bude vytvořena dokumentace prototypu ve formě manuálové stránky s příklady použití.</text:span></text:p>
                    <text:p text:style-name="P28"><text:span text:style-name="T2"/></text:p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1865401891" text:continue-numbering="true" text:style-name="WW8Num3">
              <text:list-item>
                <text:list>
                  <text:list-header>
                    <text:p text:style-name="P28"><text:span text:style-name="T2"/></text:p>
                  </text:list-header>
                  <text:list-item>
                    <text:p text:style-name="P26"><text:span text:style-name="T2">srpen, září, říjen</text:span></text:p>
                    <text:p text:style-name="P28"><text:span text:style-name="T2">Třetí etapa bude věnována návrhu a implementaci GUI společně s optimalizací časově náročných častí výpočtu. Optimalizace bude přitom vycházet z výsledků profilování. Na konci etapy bude nástroj vykazovat většinu navrhované funkcionality.</text:span></text:p>
                    <text:p text:style-name="P28"><text:span text:style-name="T2"/></text:p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A1" office:value-type="string">
                  <text:p text:style-name="P2">návrh optimalizace výpočtu a její implementace</text:p>
                </table:table-cell>
              </table:table-row>
              <table:table-row>
                <table:table-cell table:style-name="Table12.A1" office:value-type="string">
                  <text:p text:style-name="P2">Tomáš Vejpustek</text:p>
                </table:table-cell>
                <table:table-cell table:style-name="Table12.A1" office:value-type="string">
                  <text:p text:style-name="P2">návrh a implementace GUI</text:p>
                </table:table-cell>
              </table:table-row>
            </table:table>
            <text:list xml:id="list815370811" text:continue-numbering="true" text:style-name="WW8Num3">
              <text:list-item>
                <text:list>
                  <text:list-header>
                    <text:p text:style-name="P28"><text:span text:style-name="T2"/></text:p>
                  </text:list-header>
                  <text:list-item>
                    <text:p text:style-name="P26"><text:span text:style-name="T2">listopad, prosinec</text:span></text:p>
                    <text:p text:style-name="P28"><text:span text:style-name="T2">Proběhne vyhodnocení optimalizace, testování a dokončování nástroje. Zároveň bude vytvořena uživatelská dokumentace. Dosažené výsledky budou shrnuty v závěrečné technické zprávě.</text:span></text:p>
                    <text:p text:style-name="P27"><text:span text:style-name="T2"/></text:p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návrh optimalizace výpočtu a její imple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návrh a implementace GUI</text:p>
                </table:table-cell>
              </table:table-row>
            </table:table>
            <text:list xml:id="list1984848745" text:continue-numbering="true" text:style-name="WW8Num3">
              <text:list-item>
                <text:list>
                  <text:list-header>
                    <text:p text:style-name="P27"><text:span text:style-name="T2"/></text:p>
                  </text:list-header>
                </text:list>
              </text:list-item>
            </text:list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7.2">
          <table:table-cell table:style-name="Table7.A3" office:value-type="string">
            <text:p text:style-name="P20"/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4">Finanční rozvaha </text:span><text:span text:style-name="T2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15"><text:span text:style-name="T4">rozhodnutí komise</text:span>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4"><text:span text:style-name="T2">Stipendia pro členy řešitelského týmu</text:span><text:span text:style-name="Footnote_20_Symbol"><text:span text:style-name="T2"><text:note text:id="ftn5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14"><text:span text:style-name="T2"><text:s text:c="5"/>0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4"><text:span text:style-name="T2">Cestovné</text:span><text:span text:style-name="Footnote_20_Symbol"><text:span text:style-name="T2"><text:note text:id="ftn6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2"> </text:span></text:p>
          </table:table-cell>
          <table:table-cell table:style-name="Table8.A2" office:value-type="string">
            <text:p text:style-name="P14"><text:span text:style-name="T2"><text:s text:c="5"/>0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4"><text:span text:style-name="T2">Literatura, materiál, drobný majetek</text:span><text:span text:style-name="Footnote_20_Symbol"><text:span text:style-name="T2"><text:note text:id="ftn7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14"><text:span text:style-name="T2"><text:s text:c="5"/>0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Standard"><text:span text:style-name="T2"><text:s text:c="5"/>0</text:span>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4">Zdůvodnění finanční rozvahy</text:span><text:span text:style-name="Footnote_20_Symbol"><text:span text:style-name="T4"><text:note text:id="ftn8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15"><text:span text:style-name="T4">Souhlas garanta</text:span></text:p>
      <text:p text:style-name="P9"/>
      <text:p text:style-name="P22"><text:span text:style-name="T3">Navrhovaný projekt je v souladu s obecnými cíli </text:span><text:span text:style-name="T8">Programu pro podporu studentských výzkumných a vývojových projektů</text:span><text:span text:style-name="T3"> popsaných v článku 1 Pokynu děkana Fakulty informatiky MU 2/2008. Cíle projektu považuji za reálné a požadované finančních prostředky za přiměřené. Souhlasím s </text:span>odbornou<text:span text:style-name="T3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Standard"><text:span text:style-name="T3">Datum: <text:s text:c="102"/>podpis garant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říloha 3</dc:title>
    <meta:initial-creator>Souckova</meta:initial-creator>
    <meta:creation-date>2009-05-06T06:52:00</meta:creation-date>
    <dc:creator>dkomar</dc:creator>
    <dc:date>2009-05-06T06:52:00</dc:date>
    <meta:print-date>2008-04-24T10:38:00</meta:print-date>
    <meta:editing-cycles>2</meta:editing-cycles>
    <meta:editing-duration>PT1M</meta:editing-duration>
    <meta:generator>LibreOffice/3.3$Unix LibreOffice_project/330m19$Build-401</meta:generator>
    <meta:document-statistic meta:table-count="13" meta:image-count="0" meta:object-count="0" meta:page-count="5" meta:paragraph-count="88" meta:word-count="982" meta:character-count="7428"/>
    <meta:user-defined meta:name="Info 1"/>
    <meta:user-defined meta:name="Info 2"/>
    <meta:user-defined meta:name="Info 3"/>
    <meta:user-defined meta:name="Info 4"/>
  </office:meta>
</office:document-meta>
</file>